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09955" officeooo:paragraph-rsid="00109955"/>
    </style:style>
    <style:style style:name="P2" style:family="paragraph" style:parent-style-name="Standard">
      <style:paragraph-properties fo:text-align="justify" style:justify-single-word="false"/>
      <style:text-properties officeooo:rsid="0013aa07" officeooo:paragraph-rsid="0013aa07"/>
    </style:style>
    <style:style style:name="P3" style:family="paragraph" style:parent-style-name="Standard">
      <style:paragraph-properties fo:text-align="justify" style:justify-single-word="false"/>
      <style:text-properties officeooo:rsid="0014d5dc" officeooo:paragraph-rsid="0014d5dc"/>
    </style:style>
    <style:style style:name="P4" style:family="paragraph" style:parent-style-name="Standard">
      <style:paragraph-properties fo:text-align="justify" style:justify-single-word="false"/>
      <style:text-properties officeooo:rsid="00161157" officeooo:paragraph-rsid="00161157"/>
    </style:style>
    <style:style style:name="P5" style:family="paragraph" style:parent-style-name="Standard">
      <style:paragraph-properties fo:text-align="justify" style:justify-single-word="false"/>
      <style:text-properties officeooo:rsid="00161157" officeooo:paragraph-rsid="0013aa07"/>
    </style:style>
    <style:style style:name="P6" style:family="paragraph" style:parent-style-name="Standard">
      <style:paragraph-properties fo:text-align="justify" style:justify-single-word="false"/>
      <style:text-properties officeooo:rsid="0016ce85" officeooo:paragraph-rsid="0016ce85"/>
    </style:style>
    <style:style style:name="P7" style:family="paragraph" style:parent-style-name="Standard">
      <style:paragraph-properties fo:text-align="justify" style:justify-single-word="false"/>
      <style:text-properties officeooo:rsid="0019b518" officeooo:paragraph-rsid="0019b518"/>
    </style:style>
    <style:style style:name="P8" style:family="paragraph" style:parent-style-name="Standard">
      <style:paragraph-properties fo:text-align="justify" style:justify-single-word="false"/>
      <style:text-properties officeooo:rsid="001a14f8" officeooo:paragraph-rsid="001a14f8"/>
    </style:style>
    <style:style style:name="P9" style:family="paragraph" style:parent-style-name="Standard">
      <style:paragraph-properties fo:text-align="justify" style:justify-single-word="false"/>
      <style:text-properties officeooo:rsid="0020250a" officeooo:paragraph-rsid="0020250a"/>
    </style:style>
    <style:style style:name="P10" style:family="paragraph" style:parent-style-name="Standard">
      <style:paragraph-properties fo:text-align="justify" style:justify-single-word="false"/>
      <style:text-properties officeooo:rsid="0021c9e2" officeooo:paragraph-rsid="0021c9e2"/>
    </style:style>
    <style:style style:name="P11" style:family="paragraph" style:parent-style-name="Standard">
      <style:paragraph-properties fo:text-align="justify" style:justify-single-word="false"/>
      <style:text-properties officeooo:rsid="0022d5d4" officeooo:paragraph-rsid="0022d5d4"/>
    </style:style>
    <style:style style:name="T1" style:family="text">
      <style:text-properties officeooo:rsid="00126b96"/>
    </style:style>
    <style:style style:name="T2" style:family="text">
      <style:text-properties officeooo:rsid="00161157"/>
    </style:style>
    <style:style style:name="T3" style:family="text">
      <style:text-properties officeooo:rsid="001878a4"/>
    </style:style>
    <style:style style:name="T4" style:family="text">
      <style:text-properties style:text-underline-style="none"/>
    </style:style>
    <style:style style:name="T5" style:family="text">
      <style:text-properties officeooo:rsid="001eaa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 el siguiente experimento se generaron 7 tareas de 40 ciclos de duración.</text:p>
      <text:p text:style-name="P1"/>
      <text:p text:style-name="P1">Se <text:span text:style-name="T1">realizaron mediciones con 1,2 y 4 nucleos, con un quantum de 3 a 9</text:span></text:p>
      <text:p text:style-name="P1"/>
      <text:p text:style-name="P2">Una de las metricas se <text:span text:style-name="T5">define como</text:span> en al cantidad de tiempo que necesita un proceso para finalizar su ejecución desde que es lanzado.</text:p>
      <text:p text:style-name="P5"/>
      <text:p text:style-name="P3">Desde esta perspectiva, todas las ejecuciones con un solo núcleo resultaron relativamente insuficientes, generalizando ninguna ejecución se concreto antes de los 240 ciclo<text:span text:style-name="T2">s. El sistema experimentó una leve mejoría al aumentar el quantum hasta llegar en 7, para luego comenzar a disminuir</text:span></text:p>
      <text:p text:style-name="P4"/>
      <text:p text:style-name="P4"/>
      <text:p text:style-name="P6">El sistema con 2 cores no mostró un avance tan lineal como el anterior, de hecho, las tareas más cargadas con bloqueos evidencian menor <text:span text:style-name="T3">sensibilidad</text:span> al quantum.</text:p>
      <text:p text:style-name="P7">Si bien eficiencia del sistema se mantiene en forma erratica, nuevamente parece encontrar un techo con un quantum de 7</text:p>
      <text:p text:style-name="P7"/>
      <text:p text:style-name="P8">El sistema con 4 cores alcanzá su maxima eficiencia en 3 y luego comienza a decrecer en forma erratica al aumentar el quantum. Se puede observar que se producen más desalojos por una llamada a un puer<text:span text:style-name="T5">t</text:span>o I/O que por expirar el quntum.<text:span text:style-name="T4"> </text:span></text:p>
      <text:p text:style-name="P8"/>
      <text:p text:style-name="P9"/>
      <text:p text:style-name="P10"><text:span text:style-name="T4">La segunda metrica se define como la cantidad de desalojos que sufren sobre la cantidad de tiempo en que se mantienen en “ready”</text:span></text:p>
      <text:p text:style-name="P10"><text:span text:style-name="T4">La razón de esta metrica es determinar si el cuantum es lo suficientemente largo para que una tarea pueda ejecutarse hasta un punto estrategico, pero sin afectar demaciado el timpo de respuesta</text:span></text:p>
      <text:p text:style-name="P10"/>
      <text:p text:style-name="P11"><text:span text:style-name="T4">Durante las ejecuciones con un solo núcleo, el sistema desmejora desmejora linealmente hasta el quantum de seis ciclos, alcanzando un punto obtimo en un quantum de 9 ciclos, desde donde comienza a decrecer nuevamente.</text:span></text:p>
      <text:p text:style-name="P11"/>
      <text:p text:style-name="P1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6:11:13.826821823</meta:creation-date>
    <dc:date>2015-04-22T21:20:31.763725631</dc:date>
    <meta:editing-duration>PT4H54M6S</meta:editing-duration>
    <meta:editing-cycles>4</meta:editing-cycles>
    <meta:generator>LibreOffice/4.2.7.2$Linux_X86_64 LibreOffice_project/420m0$Build-2</meta:generator>
    <meta:document-statistic meta:table-count="0" meta:image-count="0" meta:object-count="0" meta:page-count="1" meta:paragraph-count="10" meta:word-count="273" meta:character-count="1616" meta:non-whitespace-character-count="1352"/>
  </office:meta>
</office:document-meta>
</file>